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354.56pt"/>
    </style:style>
    <style:style style:name="co13" style:family="table-column">
      <style:table-column-properties fo:break-before="auto" style:column-width="225.64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6.45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112.96pt"/>
    </style:style>
    <style:style style:name="co20" style:family="table-column">
      <style:table-column-properties fo:break-before="auto" style:column-width="75.86pt"/>
    </style:style>
    <style:style style:name="co21" style:family="table-column">
      <style:table-column-properties fo:break-before="auto" style:column-width="241.0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style:text-line-through-style="solid" style:text-line-through-type="single"/>
    </style:style>
    <style:style style:name="ce9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 style:data-style-name="N84">
      <style:table-cell-properties fo:background-color="transparent"/>
    </style:style>
    <style:style style:name="ce4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100">
      <style:table-cell-properties fo:background-color="#fff200"/>
    </style:style>
    <style:style style:name="ce5" style:family="table-cell" style:parent-style-name="Default" style:data-style-name="N100"/>
    <style:style style:name="ce13" style:family="table-cell" style:parent-style-name="Default" style:data-style-name="N100">
      <style:table-cell-properties fo:background-color="#fff200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WhiteMarsh18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 table:display="false">
          <table:table-column table:style-name="co5" table:visibility="collapse" table:default-cell-style-name="Default"/>
          <table:table-column table:style-name="co6" table:visibility="collapse" table:default-cell-style-name="Default"/>
          <table:table-column table:style-name="co7" table:visibility="collapse" table:default-cell-style-name="Default"/>
          <table:table-column table:style-name="co8" table:visibility="collapse" table:default-cell-style-name="Default"/>
          <table:table-column table:style-name="co9" table:visibility="collapse" table:default-cell-style-name="Default"/>
        </table:table-column-group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1001" table:default-cell-style-name="Default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dcterms:identifier </text:p>
          </table:table-cell>
          <table:table-cell office:value-type="string" calcext:value-type="string">
            <text:p>1838 ID</text:p>
          </table:table-cell>
          <table:table-cell office:value-type="string" calcext:value-type="string">
            <text:p>dcterms:title </text:p>
          </table:table-cell>
          <table:table-cell office:value-type="string" calcext:value-type="string">
            <text:p>foaf:firstName </text:p>
          </table:table-cell>
          <table:table-cell office:value-type="string" calcext:value-type="string">
            <text:p>foaf:lastName </text:p>
          </table:table-cell>
          <table:table-cell office:value-type="string" calcext:value-type="string">
            <text:p>foaf:status </text:p>
          </table:table-cell>
          <table:table-cell office:value-type="string" calcext:value-type="string">
            <text:p>schema:foundingDate </text:p>
          </table:table-cell>
          <table:table-cell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office:value-type="string" calcext:value-type="string">
            <text:p>bio:death </text:p>
          </table:table-cell>
          <table:table-cell office:value-type="string" calcext:value-type="string">
            <text:p>dcterms:description </text:p>
          </table:table-cell>
          <table:table-cell office:value-type="string" calcext:value-type="string">
            <text:p>bio:age</text:p>
          </table:table-cell>
          <table:table-cell office:value-type="string" calcext:value-type="string">
            <text:p>child of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childOf </text:p>
          </table:table-cell>
          <table:table-cell office:value-type="string" calcext:value-type="string">
            <text:p>child of <text:s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chema:homeLocation 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schema:buyer</text:p>
          </table:table-cell>
          <table:table-cell office:value-type="string" calcext:value-type="string">
            <text:p>dcterms:isReferencedBy </text:p>
          </table:table-cell>
          <table:table-cell table:number-columns-repeated="1002"/>
        </table:table-row>
        <table:table-row table:style-name="ro1">
          <table:table-cell table:style-name="ce2" office:value-type="float" office:value="3929" calcext:value-type="float">
            <text:p>3929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lly</text:p>
          </table:table-cell>
          <table:table-cell table:style-name="ce2" table:number-columns-repeated="5"/>
          <table:table-cell table:style-name="ce15" office:value-type="date" office:date-value="1773-01-01" calcext:value-type="date">
            <text:p>1773-01-01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style-name="ce1" table:number-columns-repeated="1001"/>
        </table:table-row>
        <table:table-row table:style-name="ro1">
          <table:table-cell table:style-name="ce2" office:value-type="float" office:value="3928" calcext:value-type="float">
            <text:p>3928</text:p>
          </table:table-cell>
          <table:table-cell table:style-name="ce2" office:value-type="float" office:value="8032" calcext:value-type="float">
            <text:p>80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illy</text:p>
          </table:table-cell>
          <table:table-cell table:style-name="ce2" table:number-columns-repeated="5"/>
          <table:table-cell table:style-name="ce15" office:value-type="date" office:date-value="1798-01-01" calcext:value-type="date">
            <text:p>1798-01-01</text:p>
          </table:table-cell>
          <table:table-cell table:style-name="ce2"/>
          <table:table-cell table:style-name="ce2" office:value-type="string" calcext:value-type="string">
            <text:p>Married off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aac Hawkins, I </text:p>
          </table:table-cell>
          <table:table-cell table:style-name="ce2" office:value-type="string" calcext:value-type="string">
            <text:p>Isaac (#1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73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4069" calcext:value-type="float">
            <text:p>40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string" calcext:value-type="string">
            <text:p>Garvis</text:p>
          </table:table-cell>
          <table:table-cell table:style-name="ce1"/>
          <table:table-cell table:style-name="ce1" office:value-type="string" calcext:value-type="string">
            <text:p>enslaved</text:p>
          </table:table-cell>
          <table:table-cell table:style-name="ce1"/>
          <table:table-cell table:style-name="ce1" office:value-type="string" calcext:value-type="string">
            <text:p>inventory</text:p>
          </table:table-cell>
          <table:table-cell table:style-name="ce3" office:value-type="string" calcext:value-type="string">
            <text:p>1778-01-01</text:p>
          </table:table-cell>
          <table:table-cell table:style-name="ce1"/>
          <table:table-cell table:style-name="ce1" office:value-type="string" calcext:value-type="string">
            <text:p>married off (Charles or Jarvis in bill of sale)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style-name="ce1" office:value-type="string" calcext:value-type="string">
            <text:p>White Marsh</text:p>
          </table:table-cell>
          <table:table-cell table:style-name="ce1" office:value-type="string" calcext:value-type="string">
            <text:p>Henry Johnson</text:p>
          </table:table-cell>
          <table:table-cell table:style-name="ce1"/>
          <table:table-cell table:style-name="ce1" office:value-type="string" calcext:value-type="string">
            <text:p>http://slaveryarchive.georgetown.edu/items/show/14</text:p>
          </table:table-cell>
          <table:table-cell table:style-name="ce1"/>
          <table:table-cell table:style-name="ce2" table:number-columns-repeated="1001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047" calcext:value-type="float">
            <text:p>8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54" calcext:value-type="float">
            <text:p>805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2" table:number-columns-repeated="1001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8074" calcext:value-type="float">
            <text:p>807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Marge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8" table:number-columns-repeated="1001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8055" calcext:value-type="float">
            <text:p>80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8" table:number-columns-repeated="1001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080" calcext:value-type="float">
            <text:p>80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to freewom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2" table:number-columns-repeated="1001"/>
        </table:table-row>
        <table:table-row table:style-name="ro1"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rles Hawkin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89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Ne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3-01-01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H7</text:p>
          </table:table-cell>
          <table:table-cell table:style-name="ce2" office:value-type="string" calcext:value-type="string">
            <text:p>F6</text:p>
          </table:table-cell>
          <table:table-cell table:style-name="ce2" table:number-columns-repeated="2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8038" calcext:value-type="float">
            <text:p>80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harles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8081" calcext:value-type="float">
            <text:p>80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x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4205" calcext:value-type="float">
            <text:p>420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lly Queen</text:p>
          </table:table-cell>
          <table:table-cell table:style-name="ce2" office:value-type="string" calcext:value-type="string">
            <text:p>Sally (#2)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4-01-01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4114" calcext:value-type="float">
            <text:p>4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Rachel 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arriet</text:p>
          </table:table-cell>
          <table:table-cell table:style-name="ce2" office:value-type="string" calcext:value-type="string">
            <text:p>xHarrie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/>
          <table:table-cell table:style-name="ce2" office:value-type="string" calcext:value-type="string">
            <text:p>married to freeman (James Queen)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H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8082" calcext:value-type="float">
            <text:p>808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William (Idiot) in bill of s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2" table:number-columns-repeated="1001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048" calcext:value-type="float">
            <text:p>804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12</text:p>
          </table:table-cell>
          <table:table-cell office:value-type="string" calcext:value-type="string">
            <text:p>F1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2" table:number-columns-repeated="1001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lly (Hawkins) Adamy</text:p>
          </table:table-cell>
          <table:table-cell table:style-name="ce2" office:value-type="string" calcext:value-type="string">
            <text:p>Nelly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4213" calcext:value-type="float">
            <text:p>421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Richar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8033" calcext:value-type="float">
            <text:p>8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lly (Harrison)</text:p>
          </table:table-cell>
          <table:table-cell office:value-type="string" calcext:value-type="string">
            <text:p>Nelly (#2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Might be Nelly Harrison (50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/>
          <table:table-cell table:style-name="ce2" table:number-columns-repeated="1001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8075" calcext:value-type="float">
            <text:p>80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ran away (sickly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/>
          <table:table-cell table:style-name="ce2" table:number-columns-repeated="1001"/>
        </table:table-row>
        <table:table-row table:style-name="ro1"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4159" calcext:value-type="float">
            <text:p>41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trick Hawkins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3-01-01</text:p>
          </table:table-cell>
          <table:table-cell table:style-name="ce2"/>
          <table:table-cell table:style-name="ce2" office:value-type="string" calcext:value-type="string">
            <text:p>Surname from bill of sale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H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8073" calcext:value-type="float">
            <text:p>807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ancy [strike through]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4-01-01</text:p>
          </table:table-cell>
          <table:table-cell/>
          <table:table-cell office:value-type="string" calcext:value-type="string">
            <text:p>dead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067" calcext:value-type="float">
            <text:p>806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urname inferred from bill of sale by marriage</text:p>
          </table:table-cell>
          <table:table-cell office:value-type="string" calcext:value-type="string">
            <text:p><text:s text:c="2"/>listed with Martha (1)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style-name="ce2" table:number-columns-repeated="1001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8035" calcext:value-type="float">
            <text:p>80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John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hoemak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4"/>
          <table:table-cell table:style-name="ce2" table:number-columns-repeated="1001"/>
        </table:table-row>
        <table:table-row table:style-name="ro1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4185" calcext:value-type="float">
            <text:p>4185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Regis [strike through]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carpenter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5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4191" calcext:value-type="float">
            <text:p>419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Kitty Hawkins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8016" calcext:value-type="float">
            <text:p>8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 Hawki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<text:s/>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4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4193" calcext:value-type="float">
            <text:p>41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saac Hawkins, II</text:p>
          </table:table-cell>
          <table:table-cell table:style-name="ce2" office:value-type="string" calcext:value-type="string">
            <text:p>Isaac (#2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illegible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string" calcext:value-type="string">
            <text:p>Minty</text:p>
          </table:table-cell>
          <table:table-cell table:style-name="ce2" office:value-type="string" calcext:value-type="string">
            <text:p>Queen 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married to freeman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8083" calcext:value-type="float">
            <text:p>808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8089" calcext:value-type="float">
            <text:p>808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036" calcext:value-type="float">
            <text:p>80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8061" calcext:value-type="float">
            <text:p>80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x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017" calcext:value-type="float">
            <text:p>8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 Hawkins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married freema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<text:s/>H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1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056" calcext:value-type="float">
            <text:p>8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8062" calcext:value-type="float">
            <text:p>80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 (Isaiah)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4112" calcext:value-type="float">
            <text:p>411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Simon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8-01-01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4"/>
          <table:table-cell table:number-columns-repeated="1001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8029" calcext:value-type="float">
            <text:p>80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nderso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8057" calcext:value-type="float">
            <text:p>80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 Digges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8040" calcext:value-type="float">
            <text:p>8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(Queen)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[illegible]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8063" calcext:value-type="float">
            <text:p>806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ary Ell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8049" calcext:value-type="float">
            <text:p>80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8041" calcext:value-type="float">
            <text:p>80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(Queen)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8064" calcext:value-type="float">
            <text:p>80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4137" calcext:value-type="float">
            <text:p>41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Louis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4-01-01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4"/>
          <table:table-cell table:number-columns-repeated="1001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8042" calcext:value-type="float">
            <text:p>80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4133" calcext:value-type="float">
            <text:p>41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rnelius (Hawkins)</text:p>
          </table:table-cell>
          <table:table-cell table:style-name="ce2" office:value-type="string" calcext:value-type="string">
            <text:p>Cornelius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5-01-01</text:p>
          </table:table-cell>
          <table:table-cell table:style-name="ce2"/>
          <table:table-cell table:style-name="ce2" office:value-type="string" calcext:value-type="string">
            <text:p>surname inferred from bill of sale by family; son of Nelly, not Patick and Letty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004" calcext:value-type="float">
            <text:p>8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 (Hawkins) Adamy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Adamy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8068" calcext:value-type="float">
            <text:p>80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xAusti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rancis Hawkins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6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043" calcext:value-type="float">
            <text:p>80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(Queen)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Mrs. Simsteed?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8058" calcext:value-type="float">
            <text:p>805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(an Idiot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4168" calcext:value-type="float">
            <text:p>41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usan Hawkins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<text:s/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age listed as 11 in bill of sale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8031" calcext:value-type="float">
            <text:p>8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069" calcext:value-type="float">
            <text:p>80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ph</text:p>
          </table:table-cell>
          <table:table-cell office:value-type="string" calcext:value-type="string">
            <text:p>xAdo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ecilia (Hawkins) Adamy</text:p>
          </table:table-cell>
          <table:table-cell table:style-name="ce2" office:value-type="string" calcext:value-type="string">
            <text:p>Cecilia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0-01-01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8012" calcext:value-type="float">
            <text:p>8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8059" calcext:value-type="float">
            <text:p>805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8070" calcext:value-type="float">
            <text:p>807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8084" calcext:value-type="float">
            <text:p>808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Revid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Reverdy in bill of sal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4197" calcext:value-type="float">
            <text:p>41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thy (Hawkins) Adamy</text:p>
          </table:table-cell>
          <table:table-cell table:style-name="ce2" office:value-type="string" calcext:value-type="string">
            <text:p>Ruth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stin Hawkins</text:p>
          </table:table-cell>
          <table:table-cell table:style-name="ce2" office:value-type="string" calcext:value-type="string">
            <text:p>Austi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8051" calcext:value-type="float">
            <text:p>805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4198" calcext:value-type="float">
            <text:p>419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ncy </text:p>
          </table:table-cell>
          <table:table-cell table:style-name="ce2" office:value-type="string" calcext:value-type="string">
            <text:p>Nancy Ann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4204" calcext:value-type="float">
            <text:p>420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rtha (Queen)</text:p>
          </table:table-cell>
          <table:table-cell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4"/>
          <table:table-cell table:number-columns-repeated="1001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8013" calcext:value-type="float">
            <text:p>8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034" calcext:value-type="float">
            <text:p>8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hn (Harrison)</text:p>
          </table:table-cell>
          <table:table-cell office:value-type="string" calcext:value-type="string">
            <text:p>John (#1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</text:p>
          </table:table-cell>
          <table:table-cell office:value-type="string" calcext:value-type="string">
            <text:p><text:s text:c="2"/>surname inferred from 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8045" calcext:value-type="float">
            <text:p>80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(Queen)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Listed as Harriet An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ble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8090" calcext:value-type="float">
            <text:p>80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8023" calcext:value-type="float">
            <text:p>8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Isaac (#3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8052" calcext:value-type="float">
            <text:p>805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8071" calcext:value-type="float">
            <text:p>807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Hariet An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014" calcext:value-type="float">
            <text:p>8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8018" calcext:value-type="float">
            <text:p>8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8037" calcext:value-type="float">
            <text:p>80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Patrick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086" calcext:value-type="float">
            <text:p>80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8087" calcext:value-type="float">
            <text:p>808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024" calcext:value-type="float">
            <text:p>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Elia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table:style-name="ce5" office:value-type="string" calcext:value-type="string">
            <text:p>1 1/6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8078" calcext:value-type="float">
            <text:p>807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8015" calcext:value-type="float">
            <text:p>8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8019" calcext:value-type="float">
            <text:p>8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8046" calcext:value-type="float">
            <text:p>8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(Queen)</text:p>
          </table:table-cell>
          <table:table-cell office:value-type="string" calcext:value-type="string">
            <text:p>Sarah Ann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8053" calcext:value-type="float">
            <text:p>805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8066" calcext:value-type="float">
            <text:p>806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Jemm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8091" calcext:value-type="float">
            <text:p>809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ce8" office:value-type="float" office:value="1763" calcext:value-type="float">
            <text:p>1763</text:p>
          </table:table-cell>
          <table:table-cell table:style-name="ce8" office:value-type="float" office:value="4120" calcext:value-type="float">
            <text:p>4120</text:p>
          </table:table-cell>
          <table:table-cell table:style-name="ce9"/>
          <table:table-cell table:number-columns-repeated="2" table:style-name="ce8" office:value-type="string" calcext:value-type="string">
            <text:p>Billy</text:p>
          </table:table-cell>
          <table:table-cell table:style-name="ce8"/>
          <table:table-cell table:style-name="ce8" office:value-type="string" calcext:value-type="string">
            <text:p>enslaved</text:p>
          </table:table-cell>
          <table:table-cell table:style-name="ce8"/>
          <table:table-cell table:style-name="ce8" office:value-type="string" calcext:value-type="string">
            <text:p>inventory</text:p>
          </table:table-cell>
          <table:table-cell table:style-name="ce13"/>
          <table:table-cell table:style-name="ce8"/>
          <table:table-cell table:style-name="ce8" office:value-type="string" calcext:value-type="string">
            <text:p>Married off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string" calcext:value-type="string">
            <text:p>F6</text:p>
          </table:table-cell>
          <table:table-cell table:style-name="ce8" table:number-columns-repeated="3"/>
          <table:table-cell table:style-name="ce8" office:value-type="string" calcext:value-type="string">
            <text:p>White Marsh</text:p>
          </table:table-cell>
          <table:table-cell table:style-name="ce8" office:value-type="string" calcext:value-type="string">
            <text:p>Henry Johnson</text:p>
          </table:table-cell>
          <table:table-cell table:style-name="ce8"/>
          <table:table-cell table:style-name="ce8" office:value-type="string" calcext:value-type="string">
            <text:p>http://slaveryarchive.georgetown.edu/items/show/14</text:p>
          </table:table-cell>
          <table:table-cell table:style-name="ce8"/>
          <table:table-cell table:number-columns-repeated="1001"/>
        </table:table-row>
        <table:table-row table:style-name="ro1">
          <table:table-cell table:style-name="ce8" office:value-type="float" office:value="1678" calcext:value-type="float">
            <text:p>1678</text:p>
          </table:table-cell>
          <table:table-cell table:style-name="ce8" office:value-type="float" office:value="4121" calcext:value-type="float">
            <text:p>4121</text:p>
          </table:table-cell>
          <table:table-cell table:style-name="ce9"/>
          <table:table-cell table:style-name="ce8" office:value-type="string" calcext:value-type="string">
            <text:p>Sally</text:p>
          </table:table-cell>
          <table:table-cell table:style-name="ce8" office:value-type="string" calcext:value-type="string">
            <text:p>Sally (#1)</text:p>
          </table:table-cell>
          <table:table-cell table:style-name="ce8"/>
          <table:table-cell table:style-name="ce8" office:value-type="string" calcext:value-type="string">
            <text:p>enslaved</text:p>
          </table:table-cell>
          <table:table-cell table:style-name="ce8"/>
          <table:table-cell table:style-name="ce8" office:value-type="string" calcext:value-type="string">
            <text:p>inventory</text:p>
          </table:table-cell>
          <table:table-cell table:style-name="ce13"/>
          <table:table-cell table:style-name="ce8" table:number-columns-repeated="2"/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string" calcext:value-type="string">
            <text:p>H6</text:p>
          </table:table-cell>
          <table:table-cell table:style-name="ce8" table:number-columns-repeated="3"/>
          <table:table-cell table:style-name="ce8" office:value-type="string" calcext:value-type="string">
            <text:p>White Marsh</text:p>
          </table:table-cell>
          <table:table-cell table:style-name="ce8" office:value-type="string" calcext:value-type="string">
            <text:p>Henry Johnson</text:p>
          </table:table-cell>
          <table:table-cell table:style-name="ce8"/>
          <table:table-cell table:style-name="ce8" office:value-type="string" calcext:value-type="string">
            <text:p>http://slaveryarchive.georgetown.edu/items/show/14</text:p>
          </table:table-cell>
          <table:table-cell table:style-name="ce8"/>
          <table:table-cell table:style-name="ce2" table:number-columns-repeated="1001"/>
        </table:table-row>
        <table:table-row table:style-name="ro1"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4160" calcext:value-type="float">
            <text:p>4160</text:p>
          </table:table-cell>
          <table:table-cell table:style-name="ce2"/>
          <table:table-cell table:style-name="ce2" office:value-type="string" calcext:value-type="string">
            <text:p>[Kitty Hawkins]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 table:number-columns-repeated="4"/>
          <table:table-cell table:style-name="ce2" office:value-type="string" calcext:value-type="string">
            <text:p>first wife of Patrick, mother of Francis and Susan</text:p>
          </table:table-cell>
          <table:table-cell table:style-name="ce2" table:number-columns-repeated="1012"/>
        </table:table-row>
      </table:table>
      <table:named-expressions/>
      <table:database-ranges>
        <table:database-range table:name="__Anonymous_Sheet_DB__0" table:target-range-address="WhiteMarsh1838.A1:WhiteMarsh1838.W95">
          <table:sort>
            <table:sort-by table:field-number="9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9:06:15.635342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19:20:47.312219682</dc:date>
    <meta:editing-duration>PT35M25S</meta:editing-duration>
    <meta:editing-cycles>5</meta:editing-cycles>
    <meta:generator>LibreOffice/6.1.0.3$MacOSX_X86_64 LibreOffice_project/efb621ed25068d70781dc026f7e9c5187a4decd1</meta:generator>
    <dc:creator>Sharon Leon</dc:creator>
    <meta:document-statistic meta:table-count="1" meta:cell-count="1329" meta:object-count="0"/>
  </office:meta>
</office:document-meta>
</file>